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Cinzel" svg:font-family="Cinzel" style:font-pitch="variable"/>
    <style:font-face style:name="Day Roman - Expert" svg:font-family="'Day Roman - Expert'" style:font-pitch="variable"/>
    <style:font-face style:name="Eagle Lake" svg:font-family="'Eagle Lak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 fo:font-size="14pt" officeooo:rsid="000029a7" officeooo:paragraph-rsid="000029a7" style:font-size-asian="14pt" style:font-size-complex="14pt"/>
    </style:style>
    <style:style style:name="P2" style:family="paragraph" style:parent-style-name="Standard">
      <style:text-properties style:font-name="Atkinson Hyperlegible" fo:font-size="14pt" officeooo:rsid="000029a7" officeooo:paragraph-rsid="000094af" style:font-size-asian="14pt" style:font-size-complex="14pt"/>
    </style:style>
    <style:style style:name="P3" style:family="paragraph" style:parent-style-name="Standard">
      <style:text-properties style:font-name="Atkinson Hyperlegible" fo:font-size="14pt" officeooo:rsid="000029a7" officeooo:paragraph-rsid="00028f4a" style:font-size-asian="14pt" style:font-size-complex="14pt"/>
    </style:style>
    <style:style style:name="P4" style:family="paragraph" style:parent-style-name="Standard">
      <style:text-properties style:font-name="Atkinson Hyperlegible" fo:font-size="14pt" officeooo:rsid="000094af" officeooo:paragraph-rsid="000094af" style:font-size-asian="14pt" style:font-size-complex="14pt"/>
    </style:style>
    <style:style style:name="P5" style:family="paragraph" style:parent-style-name="Standard">
      <style:text-properties style:font-name="Atkinson Hyperlegible" fo:font-size="14pt" officeooo:rsid="00028f4a" officeooo:paragraph-rsid="00028f4a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ória</text:p>
      <text:p text:style-name="P1"/>
      <text:p text:style-name="P1">Glória, glória in excélsis, gloria in excélsis Deo,</text:p>
      <text:p text:style-name="P1">et in terra pax homínibus bonæ voluntátis.</text:p>
      <text:p text:style-name="P1"/>
      <text:p text:style-name="P1">Laudámus te, benedícimus te, adorámus te, glorificámus te,</text:p>
      <text:p text:style-name="P1">grátias ágimus tibi propter magnam glóriam tuam.</text:p>
      <text:p text:style-name="P1">Dómine Deus, Rex cæléstis, Deus Pater omnípotens.</text:p>
      <text:p text:style-name="P1">Dómine Fili unigénite, Jesu Christe.</text:p>
      <text:p text:style-name="P1"/>
      <text:p text:style-name="P2">Glória, glória in excélsis, gloria in excélsis Deo,</text:p>
      <text:p text:style-name="P2">et in terra pax homínibus bonæ voluntátis.</text:p>
      <text:p text:style-name="P1"/>
      <text:p text:style-name="P4">Dómine Deus, Agnus Dei, Fílius Patris,</text:p>
      <text:p text:style-name="P4">qui tollis peccáta mundi, miserére nobis.</text:p>
      <text:p text:style-name="P4">Qui tollis peccáta mindi, súscipe deprecatiónem nostram.</text:p>
      <text:p text:style-name="P4">Qui sedes ad déxteram Patris, miserére nobis.</text:p>
      <text:p text:style-name="P4"/>
      <text:p text:style-name="P2">Glória, glória in excélsis, gloria in excélsis Deo,</text:p>
      <text:p text:style-name="P2">et in terra pax homínibus bonæ voluntátis.</text:p>
      <text:p text:style-name="P2"/>
      <text:p text:style-name="P4">Quóniam tu solus sanctus, tu solus Dóminus,</text:p>
      <text:p text:style-name="P4">tu solus Altíssimus, Jesu Christe</text:p>
      <text:p text:style-name="P5">cum Sancto Spíritu, in glória Dei Patris.</text:p>
      <text:p text:style-name="P5">Amen.</text:p>
      <text:p text:style-name="P5"/>
      <text:p text:style-name="P3">Glória, glória in excélsis, gloria in excélsis Deo,</text:p>
      <text:p text:style-name="P3">et in terra pax homínibus bonæ voluntátis.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Cinzel" svg:font-family="Cinzel" style:font-pitch="variable"/>
    <style:font-face style:name="Day Roman - Expert" svg:font-family="'Day Roman - Expert'" style:font-pitch="variable"/>
    <style:font-face style:name="Eagle Lake" svg:font-family="'Eagle Lak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8:00:33.204908377</meta:creation-date>
    <dc:date>2024-08-09T18:24:37.150799699</dc:date>
    <meta:editing-duration>PT1M29S</meta:editing-duration>
    <meta:editing-cycles>1</meta:editing-cycles>
    <meta:document-statistic meta:table-count="0" meta:image-count="0" meta:object-count="0" meta:page-count="1" meta:paragraph-count="21" meta:word-count="134" meta:character-count="871" meta:non-whitespace-character-count="758"/>
    <meta:generator>LibreOffice/24.2.4.2$Linux_X86_64 LibreOffice_project/420$Build-2</meta:generator>
  </office:meta>
</office:document-meta>
</file>